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51f4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1851f4"/>
    </style:style>
    <style:style style:name="P3" style:family="paragraph" style:parent-style-name="Preformatted_20_Text">
      <style:text-properties style:font-name="Liberation Mono" fo:font-weight="normal" style:font-weight-asian="normal" style:font-weight-complex="normal"/>
    </style:style>
    <style:style style:name="P4" style:family="paragraph" style:parent-style-name="Standard">
      <style:text-properties officeooo:rsid="001851f4" officeooo:paragraph-rsid="001851f4"/>
    </style:style>
    <style:style style:name="P5" style:family="paragraph" style:parent-style-name="Standard">
      <style:text-properties officeooo:paragraph-rsid="001851f4"/>
    </style:style>
    <style:style style:name="P6" style:family="paragraph" style:parent-style-name="Standard">
      <style:text-properties style:font-name="Liberation Mono" fo:font-weight="normal" style:font-weight-asian="normal" style:font-weight-complex="normal"/>
    </style:style>
    <style:style style:name="P7" style:family="paragraph" style:parent-style-name="Standard">
      <style:text-properties style:font-name="Liberation Mono" fo:font-weight="normal" officeooo:rsid="001851f4" officeooo:paragraph-rsid="001851f4" style:font-weight-asian="normal" style:font-weight-complex="normal"/>
    </style:style>
    <style:style style:name="P8" style:family="paragraph" style:parent-style-name="Text_20_body">
      <style:text-properties style:font-name="Liberation Mono" fo:font-weight="normal" style:font-weight-asian="normal" style:font-weight-complex="normal"/>
    </style:style>
    <style:style style:name="T1" style:family="text">
      <style:text-properties officeooo:rsid="001851f4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/>
    </style:style>
    <style:style style:name="T4" style:family="text">
      <style:text-properties fo:language="es" fo:country="ES" fo:font-weight="normal" style:font-weight-asian="normal" style:font-weight-complex="normal"/>
    </style:style>
    <style:style style:name="T5" style:family="text">
      <style:text-properties style:font-name="Andika"/>
    </style:style>
    <style:style style:name="T6" style:family="text">
      <style:text-properties style:font-name="Andika" officeooo:rsid="001851f4"/>
    </style:style>
    <style:style style:name="T7" style:family="text">
      <style:text-properties style:font-name="Andika" fo:language="es" fo:country="ES"/>
    </style:style>
    <style:style style:name="T8" style:family="text">
      <style:text-properties style:font-name="Andika" fo:language="es" fo:country="ES" fo:font-weight="bold"/>
    </style:style>
    <style:style style:name="T9" style:family="text">
      <style:text-properties style:font-name="Andika" fo:language="es" fo:country="ES" fo:font-weight="bold" style:font-weight-asian="bold" style:font-weight-complex="bold"/>
    </style:style>
    <style:style style:name="T10" style:family="text">
      <style:text-properties style:font-name="Andika" fo:language="es" fo:country="ES" fo:font-weight="normal" style:font-weight-asian="normal" style:font-weight-complex="normal"/>
    </style:style>
    <style:style style:name="T11" style:family="text">
      <style:text-properties style:font-name="Andika" fo:font-weight="bold" style:font-weight-asian="bold" style:font-weight-complex="bold"/>
    </style:style>
    <style:style style:name="T12" style:family="text">
      <style:text-properties style:font-name="Andika" fo:font-weight="bold" officeooo:rsid="001851f4" style:font-weight-asian="bold" style:font-weight-complex="bold"/>
    </style:style>
    <style:style style:name="T13" style:family="text">
      <style:text-properties style:font-name="Andika" fo:font-weight="normal" style:font-weight-asian="normal" style:font-weight-complex="normal"/>
    </style:style>
    <style:style style:name="T14" style:family="text">
      <style:text-properties style:font-name="Andika" fo:font-weight="normal" officeooo:rsid="001851f4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851f4" style:font-weight-asian="normal" style:font-weight-complex="normal"/>
    </style:style>
    <style:style style:name="T17" style:family="text">
      <style:text-properties style:font-name="Liberation Mono" fo:font-weight="normal" style:font-weight-asian="normal" style:font-weight-complex="normal"/>
    </style:style>
    <style:style style:name="T18" style:family="text">
      <style:text-properties style:font-name="Liberation Mono" fo:font-weight="normal" officeooo:rsid="001851f4" style:font-weight-asian="normal" style:font-weight-complex="normal"/>
    </style:style>
    <style:style style:name="T19" style:family="text">
      <style:text-properties style:font-name="Liberation Mono" fo:language="es" fo:country="E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__code_0"/><text:span text:style-name="Source_20_Text"><text:span text:style-name="T17"># AC10</text:span></text:span><text:span text:style-name="Source_20_Text"><text:span text:style-name="T18">4</text:span></text:span></text:p>
      <text:p text:style-name="P3"/>
      <text:p text:style-name="P1"><text:span text:style-name="Source_20_Text"><text:span text:style-name="T18">Daniel Ruz</text:span></text:span></text:p>
      <text:p text:style-name="P3"/>
      <text:p text:style-name="Preformatted_20_Text"><text:span text:style-name="Source_20_Text"><text:span text:style-name="T17">## Enunciado</text:span></text:span></text:p>
      <text:p text:style-name="P3"/>
      <text:p text:style-name="Text_20_body"><text:span text:style-name="Source_20_Text"><text:span text:style-name="Strong_20_Emphasis"><text:span text:style-name="T17">AC104</text:span></text:span></text:span><text:span text:style-name="Source_20_Text"><text:span text:style-name="T17">. ( // , // 3p) A través de algún portal de ofertas de trabajo (</text:span></text:span><text:span text:style-name="Source_20_Text"><text:span text:style-name="Emphasis"><text:span text:style-name="T17">Infojobs</text:span></text:span></text:span><text:span text:style-name="Source_20_Text"><text:span text:style-name="T17">) o redes sociales laborales (</text:span></text:span><text:span text:style-name="Source_20_Text"><text:span text:style-name="Emphasis"><text:span text:style-name="T17">Linkedin</text:span></text:span></text:span><text:span text:style-name="Source_20_Text"><text:span text:style-name="T17">), y teniendo en cuenta el </text:span></text:span><text:a xlink:type="simple" xlink:href="https://db-engines.com/en/ranking" text:style-name="Internet_20_link" text:visited-style-name="Visited_20_Internet_20_Link"><text:span text:style-name="Source_20_Text"><text:span text:style-name="Emphasis"><text:span text:style-name="T17">ranking</text:span></text:span></text:span></text:a><text:span text:style-name="Source_20_Text"><text:span text:style-name="T17"> de sistemas gestores más utilizados, realiza búsquedas de ofertas de trabajo como desarrollador en </text:span></text:span><text:span text:style-name="Source_20_Text"><text:span text:style-name="Emphasis"><text:span text:style-name="T17">Alicante/Comunidad Valenciana</text:span></text:span></text:span><text:span text:style-name="Source_20_Text"><text:span text:style-name="T17"> indicando el/los empleados.</text:span></text:span></text:p>
      <text:p text:style-name="P8">De entre los 3 más solicitados en Alicante, destaca los elementos principales de cada uno de ellos (el tipo de modelo de datos empleado, si es centralizado o distribuido, la versión (si la indican), sistema operativo, etc...) e incluye un enlace a la oferta de trabajo.</text:p>
      <text:p text:style-name="Preformatted_20_Text"><text:span text:style-name="Source_20_Text"><text:span text:style-name="T17"/></text:span></text:p>
      <text:p text:style-name="P3"/>
      <text:p text:style-name="Preformatted_20_Text"><text:span text:style-name="Source_20_Text"><text:span text:style-name="T17">## Solución</text:span></text:span></text:p>
      <text:p text:style-name="P3"/>
      <text:p text:style-name="P2"><text:span text:style-name="Source_20_Text"><text:span text:style-name="T18">1) </text:span></text:span><text:a xlink:type="simple" xlink:href="https://es.linkedin.com/jobs/view/desarrollador-a-full-stack-php-laravel-at-zataca-4296229995?position=3&amp;pageNum=0&amp;refId=KONK2Yb%2FFYN2cvfogYyNxQ%3D%3D&amp;trackingId=mkDcZ1zgYxfZQlV455FLfA%3D%3D" text:style-name="Internet_20_link" text:visited-style-name="Visited_20_Internet_20_Link"><text:span text:style-name="Source_20_Text"><text:span text:style-name="T18">https://es.linkedin.com/jobs/view/desarrollador-a-full-stack-php-laravel-at-zataca-4296229995?position=3&amp;pageNum=0&amp;refId=KONK2Yb%2FFYN2cvfogYyNxQ%3D%3D&amp;trackingId=mkDcZ1zgYxfZQlV455FLfA%3D%3D</text:span></text:span></text:a></text:p>
      <text:p text:style-name="P2"><text:span text:style-name="Source_20_Text"><text:span text:style-name="T18">El SGBD es PostgreSQL. PostgreSQL usa un modelo de datos de JSON. Es centralizado ya que está diseñado como un sistema de gestión de base de datos relacional. </text:span></text:span></text:p>
      <text:p text:style-name="P6"/>
      <text:p text:style-name="P4"><text:span text:style-name="T17">2) </text:span><text:a xlink:type="simple" xlink:href="https://es.linkedin.com/jobs/view/desarrollador-java-at-ntt-data-europe-latam-4297148520?position=5&amp;pageNum=0&amp;refId=KONK2Yb%2FFYN2cvfogYyNxQ%3D%3D&amp;trackingId=Nng77pEszT4lO3qPXKO5RA%3D%3D" text:style-name="Internet_20_link" text:visited-style-name="Visited_20_Internet_20_Link"><text:span text:style-name="T17">https://es.linkedin.com/jobs/view/desarrollador-java-at-ntt-data-europe-latam-4297148520?position=5&amp;pageNum=0&amp;refId=KONK2Yb%2FFYN2cvfogYyNxQ%3D%3D&amp;trackingId=Nng77pEszT4lO3qPXKO5RA%3D%3D</text:span></text:a></text:p>
      <text:p text:style-name="P7"/>
      <text:p text:style-name="P4"><text:span text:style-name="T17">Esta oferta busca personal que sepa usar MySQL. El modelo de datos es </text:span><text:span text:style-name="Source_20_Text"><text:span text:style-name="T17">es un modelo relacional. Al igual que PostgreSQL es centralizado.</text:span></text:span></text:p>
      <text:p text:style-name="P4"><text:span text:style-name="Source_20_Text"><text:span text:style-name="T17"/></text:span></text:p>
      <text:p text:style-name="P4"><text:span text:style-name="Source_20_Text"><text:span text:style-name="T17">3) </text:span></text:span><text:a xlink:type="simple" xlink:href="https://es.linkedin.com/jobs/view/backend-developer-at-hays-4297445917?position=7&amp;pageNum=0&amp;refId=KONK2Yb%2FFYN2cvfogYyNxQ%3D%3D&amp;trackingId=N1HQeUbLKvXgAXE1orr0iw%3D%3D" text:style-name="Internet_20_link" text:visited-style-name="Visited_20_Internet_20_Link"><text:span text:style-name="Source_20_Text"><text:span text:style-name="T17">https://es.linkedin.com/jobs/view/backend-developer-at-hays-4297445917?position=7&amp;pageNum=0&amp;refId=KONK2Yb%2FFYN2cvfogYyNxQ%3D%3D&amp;trackingId=N1HQeUbLKvXgAXE1orr0iw%3D%3D</text:span></text:span></text:a></text:p>
      <text:p text:style-name="P4"><text:span text:style-name="Source_20_Text"><text:span text:style-name="T17"/></text:span></text:p>
      <text:p text:style-name="P5"><text:span text:style-name="Source_20_Text"><text:span text:style-name="T18">La oferta 3 busca personal que sepa usar MongoDB. Este SGBD usa un modelo no relacional </text:span></text:span><text:span text:style-name="Source_20_Text"><text:span text:style-name="T19">orientado a documentos y un lenguaje de consulta no estructurado.</text:span></text:span></text:p>
      <text:p text:style-name="P5"><text:span text:style-name="Source_20_Text"><text:span text:style-name="T17"/></text:span></text:p>
      <text:p text:style-name="P5"><text:span text:style-name="Source_20_Text"><text:span text:style-name="T18">En ninguna de las ofertas se indica la versión o el sistema operativo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8:30:22.090948872</meta:creation-date>
    <dc:date>2025-09-30T18:50:33.337856957</dc:date>
    <meta:editing-duration>PT20M12S</meta:editing-duration>
    <meta:editing-cycles>1</meta:editing-cycles>
    <meta:document-statistic meta:table-count="0" meta:image-count="0" meta:object-count="0" meta:page-count="1" meta:paragraph-count="13" meta:word-count="196" meta:character-count="1687" meta:non-whitespace-character-count="1502"/>
    <meta:generator>LibreOffice/7.5.6.2$Linux_X86_64 LibreOffice_project/50$Build-2</meta:generator>
  </office:meta>
</office:document-meta>
</file>